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40000036ABC351945168FE3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Text Frame 1" draw:style-name="gr1" draw:text-style-name="P2" svg:width="16.236cm" svg:height="0.976cm" svg:x="0.478cm" svg:y="-1.247cm"><draw:text-box><text:p text:style-name="P1"><text:span text:style-name="T1">4_Linux_Commands_assignment_IV</text:span></text:p></draw:text-box></draw:frame><draw:frame draw:style-name="fr1" draw:name="Image1" text:anchor-type="char" svg:x="-0.758cm" svg:y="1.011cm" svg:width="19.001cm" svg:height="24.924cm" draw:z-index="0"><draw:image xlink:href="Pictures/10000001000003540000036ABC351945168FE3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22:30:49.749710703</meta:creation-date>
    <dc:date>2023-12-09T22:32:59.023217253</dc:date>
    <meta:editing-duration>PT2M9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